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style:paragraph-properties fo:margin-left="0cm" fo:margin-right="0cm" fo:line-height="150%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T1" style:family="text">
      <style:text-properties fo:font-family="'Palatino Linotype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2" draw:layer="layout" svg:width="3.5cm" svg:height="2.5cm" svg:x="3.9cm" svg:y="11cm">
          <text:p text:style-name="P1"><text:span text:style-name="T1">STUN </text:span></text:p>
          <text:p text:style-name="P1"><text:span text:style-name="T1">Server</text:span></text:p>
        </draw:rect>
        <draw:rect draw:style-name="gr1" draw:text-style-name="P2" draw:id="id5" draw:layer="layout" svg:width="3.5cm" svg:height="2.5cm" svg:x="8.75cm" svg:y="19.5cm">
          <text:p text:style-name="P1"><text:span text:style-name="T1">Client</text:span></text:p>
          <text:p text:style-name="P1"><text:span text:style-name="T1">A</text:span></text:p>
        </draw:rect>
        <draw:line draw:style-name="gr2" draw:text-style-name="P3" draw:layer="layout" svg:x1="1cm" svg:y1="8.5cm" svg:x2="20cm" svg:y2="8.5cm">
          <text:p/>
        </draw:line>
        <draw:connector draw:style-name="gr3" draw:text-style-name="P2" draw:layer="layout" svg:x1="10.5cm" svg:y1="16cm" svg:x2="5.65cm" svg:y2="13.5cm" draw:start-shape="id1" draw:start-glue-point="0" draw:end-shape="id2" draw:end-glue-point="2">
          <text:p text:style-name="P1"><text:span text:style-name="T1">2</text:span></text:p>
          <text:p text:style-name="P1"><text:span text:style-name="T1">3</text:span></text:p>
        </draw:connector>
        <draw:connector draw:style-name="gr3" draw:text-style-name="P2" draw:layer="layout" svg:x1="10.5cm" svg:y1="9cm" svg:x2="5.65cm" svg:y2="11cm" draw:start-shape="id3" draw:start-glue-point="2" draw:end-shape="id2" draw:end-glue-point="0">
          <text:p text:style-name="P1"><text:span text:style-name="T1">2</text:span></text:p>
          <text:p text:style-name="P1"><text:span text:style-name="T1">3</text:span></text:p>
        </draw:connector>
        <draw:connector draw:style-name="gr3" draw:text-style-name="P2" draw:layer="layout" draw:line-skew="0.65cm" svg:x1="12.25cm" svg:y1="4.25cm" svg:x2="12.25cm" svg:y2="20.75cm" draw:start-shape="id4" draw:start-glue-point="1" draw:end-shape="id5" draw:end-glue-point="1">
          <text:p text:style-name="P1"><text:span text:style-name="T1">5</text:span></text:p>
        </draw:connector>
        <draw:rect draw:style-name="gr1" draw:text-style-name="P2" draw:id="id4" draw:layer="layout" svg:width="3.5cm" svg:height="2.5cm" svg:x="8.75cm" svg:y="3cm">
          <text:p text:style-name="P1"><text:span text:style-name="T1">Client</text:span></text:p>
          <text:p text:style-name="P1"><text:span text:style-name="T1">B</text:span></text:p>
        </draw:rect>
        <draw:connector draw:style-name="gr3" draw:text-style-name="P5" draw:layer="layout" svg:x1="10.5cm" svg:y1="19.5cm" svg:x2="10.5cm" svg:y2="17cm" draw:start-shape="id5" draw:end-shape="id1" draw:end-glue-point="2">
          <text:p text:style-name="P4"><text:span text:style-name="T1">1 <text:s text:c="2"/>4 </text:span></text:p>
        </draw:connector>
        <draw:connector draw:style-name="gr3" draw:text-style-name="P2" draw:layer="layout" svg:x1="10.5cm" svg:y1="5.5cm" svg:x2="10.5cm" svg:y2="8cm" draw:start-shape="id4" draw:start-glue-point="2" draw:end-shape="id3" draw:end-glue-point="0">
          <text:p text:style-name="P1"><text:span text:style-name="T1">1 <text:s/>4</text:span></text:p>
        </draw:connector>
        <draw:line draw:style-name="gr2" draw:text-style-name="P3" draw:layer="layout" svg:x1="1cm" svg:y1="16.5cm" svg:x2="20cm" svg:y2="16.5cm">
          <text:p/>
        </draw:line>
        <draw:rect draw:style-name="gr4" draw:text-style-name="P2" draw:id="id1" draw:layer="layout" svg:width="6.5cm" svg:height="1cm" svg:x="7.25cm" svg:y="16cm">
          <text:p text:style-name="P1"><text:span text:style-name="T1">NAT</text:span></text:p>
        </draw:rect>
        <draw:rect draw:style-name="gr4" draw:text-style-name="P2" draw:id="id3" draw:layer="layout" svg:width="6.5cm" svg:height="1cm" svg:x="7.25cm" svg:y="8cm">
          <text:p text:style-name="P1"><text:span text:style-name="T1">NA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22:31:14</meta:creation-date>
    <dc:creator>plotti plotti</dc:creator>
    <dc:date>2008-05-13T15:53:33</dc:date>
    <meta:editing-cycles>3</meta:editing-cycles>
    <meta:editing-duration>PT11M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